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svg:stroke-linecap="round" draw:fill="solid" draw:fill-color="#dee6ef" draw:textarea-horizontal-align="justify" draw:textarea-vertical-align="middle" draw:auto-grow-height="false" fo:min-height="9.555cm" fo:min-width="11.573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>
      <style:graphic-properties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2.751cm" fo:min-width="2.502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038cm" loext:decorative="false"/>
      <style:paragraph-properties style:writing-mode="lr-tb"/>
    </style:style>
    <style:style style:name="gr7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751cm" fo:min-width="1.538cm" fo:padding-top="0.625cm" fo:padding-bottom="0.625cm" fo:padding-left="0.75cm" fo:padding-right="0.75cm" loext:decorative="false"/>
    </style:style>
    <style:style style:name="gr8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9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0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289cm" fo:min-width="2.038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2.573cm" svg:height="10.305cm" svg:x="4.2cm" svg:y="9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14cm" svg:y1="14.913cm" svg:x2="15.2cm" svg:y2="14.913cm">
          <text:p/>
        </draw:line>
        <draw:line draw:style-name="gr2" draw:text-style-name="P2" draw:layer="layout" svg:x1="6.164cm" svg:y1="14.913cm" svg:x2="6.95cm" svg:y2="14.913cm">
          <text:p/>
        </draw:line>
        <draw:line draw:style-name="gr2" draw:text-style-name="P2" draw:layer="layout" svg:x1="8.914cm" svg:y1="17.858cm" svg:x2="15.205cm" svg:y2="17.858cm">
          <text:p/>
        </draw:line>
        <draw:line draw:style-name="gr2" draw:text-style-name="P2" draw:layer="layout" svg:x1="6.164cm" svg:y1="17.858cm" svg:x2="6.95cm" svg:y2="17.858cm">
          <text:p/>
        </draw:line>
        <draw:g draw:style-name="gr3">
          <draw:line draw:style-name="gr2" draw:text-style-name="P2" draw:layer="layout" svg:x1="8.914cm" svg:y1="11.969cm" svg:x2="15.2cm" svg:y2="11.969cm">
            <text:p/>
          </draw:line>
          <draw:line draw:style-name="gr2" draw:text-style-name="P2" draw:layer="layout" svg:x1="6.164cm" svg:y1="11.969cm" svg:x2="6.95cm" svg:y2="11.969cm">
            <text:p/>
          </draw:line>
        </draw:g>
        <draw:g draw:style-name="gr4">
          <draw:custom-shape draw:style-name="gr5" draw:text-style-name="P3" draw:layer="layout" svg:width="4.244cm" svg:height="4.243cm" svg:x="9.25cm" svg:y="1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5" draw:layer="layout" svg:width="3.537cm" svg:height="3.288cm" svg:x="9.704cm" svg:y="13.102cm">
            <draw:text-box>
              <text:p text:style-name="P4"><text:span text:style-name="T1">plane <text:s/>would you <text:s text:c="2"/>prohibited objects <text:s/>you as may not take th no knives <text:s/>guns spears <text:s/>armthin</text:span></text:p>
            </draw:text-box>
          </draw:frame>
          <draw:custom-shape draw:style-name="gr7" draw:text-style-name="P6" draw:layer="layout" svg:width="4.296cm" svg:height="4.243cm" svg:x="9.25cm" svg:y="12.5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8" draw:text-style-name="P2" draw:layer="layout" svg:x1="13.277cm" svg:y1="16.527cm" svg:x2="16.5cm" svg:y2="19.75cm">
            <text:p/>
          </draw:line>
          <draw:line draw:style-name="gr9" draw:text-style-name="P2" draw:layer="layout" svg:x1="13.009cm" svg:y1="16.259cm" svg:x2="16.5cm" svg:y2="19.75cm">
            <text:p/>
          </draw:line>
          <draw:custom-shape draw:style-name="gr10" draw:text-style-name="P7" draw:layer="layout" svg:width="4.296cm" svg:height="4.297cm" svg:x="9.25cm" svg:y="1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2T16:20:51.025000000</dc:date>
    <meta:editing-duration>PT4H39M24S</meta:editing-duration>
    <meta:editing-cycles>13</meta:editing-cycles>
    <meta:generator>LibreOffice/24.2.4.2$Windows_X86_64 LibreOffice_project/51a6219feb6075d9a4c46691dcfe0cd9c4fff3c2</meta:generator>
    <meta:document-statistic meta:object-count="15"/>
  </office:meta>
</office:document-meta>
</file>